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0.605cm" fo:margin-left="3.567cm" table:align="left"/>
    </style:style>
    <style:style style:name="Таблица1.A" style:family="table-column">
      <style:table-column-properties style:column-width="10.605cm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" style:family="table">
      <style:table-properties style:width="6.117cm" fo:margin-left="10.89cm" table:align="left"/>
    </style:style>
    <style:style style:name="Таблица2.A" style:family="table-column">
      <style:table-column-properties style:column-width="2.519cm"/>
    </style:style>
    <style:style style:name="Таблица2.B" style:family="table-column">
      <style:table-column-properties style:column-width="3.598cm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text-properties fo:language="ru" fo:country="RU" officeooo:rsid="001302ca" officeooo:paragraph-rsid="001302ca"/>
    </style:style>
    <style:style style:name="P2" style:family="paragraph" style:parent-style-name="Standard">
      <style:paragraph-properties fo:text-align="end" style:justify-single-word="false"/>
      <style:text-properties fo:language="ru" fo:country="RU" officeooo:rsid="001302ca" officeooo:paragraph-rsid="001302ca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1302ca" officeooo:paragraph-rsid="001302ca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02ca" officeooo:paragraph-rsid="001302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02ca" officeooo:paragraph-rsid="001ad0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><dc:creator>FIS.PrintForms</dc:creator><dc:date>0000-00-00T00:00:00</dc:date><text:p>$objectType: прога__88da3809-a9b1-48bd-880d-8ab272a586e4.Основной.Клиент</text:p></office:annotation>Отчёт</text:p>
      <text:p text:style-name="P1">ФИО: <text:placeholder text:placeholder-type="text" text:description="$ПРОСТОЙ ТИП(прога__88da3809-a9b1-48bd-880d-8ab272a586e4.Основной.Клиент):Фамилия">&lt;Фамилия&gt;</text:placeholder><text:s/><text:placeholder text:placeholder-type="text" text:description="$ПРОСТОЙ ТИП(прога__88da3809-a9b1-48bd-880d-8ab272a586e4.Основной.Клиент):Имя">&lt;Имя&gt;</text:placeholder><text:s/><text:placeholder text:placeholder-type="text" text:description="$ПРОСТОЙ ТИП(прога__88da3809-a9b1-48bd-880d-8ab272a586e4.Основной.Клиент):Отчество">&lt;Отчество&gt;</text:placeholder></text:p>
      <text:p text:style-name="P1">Номер: </text:p>
      <text:p text:style-name="P1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6">Претензия: <text:placeholder text:placeholder-type="text" text:description="$КОЛЛЕКЦИЯ(прога__88da3809-a9b1-48bd-880d-8ab272a586e4.Основной.Клиент):Претензия">&lt;Претензия&gt;</text:placeholder><text:s/><text:span text:style-name="T1"><text:placeholder text:placeholder-type="text" text:description="$ПРОСТОЙ ТИП(прога__88da3809-a9b1-48bd-880d-8ab272a586e4.Основной.Претензия):Номер_телефона">&lt;название&gt;</text:placeholder></text:span><text:s/><text:placeholder text:placeholder-type="text" text:description="$!КОЛЛЕКЦИЯ">&lt;/Претензия&gt;</text:placeholder></text:p>
          </table:table-cell>
        </table:table-row>
        <table:table-row>
          <table:table-cell table:style-name="Таблица1.A1" office:value-type="string">
            <text:p text:style-name="P4"><text:placeholder text:placeholder-type="text" text:description="$КОЛЛЕКЦИЯ(прога__88da3809-a9b1-48bd-880d-8ab272a586e4.Основной.Клиент):Претензия.Содержание">&lt;Содержание&gt;</text:placeholder><text:placeholder text:placeholder-type="text" text:description="$АТРИБУТ:ЗНАЧЕНИЕ">&lt;значение&gt;</text:placeholder><text:placeholder text:placeholder-type="text" text:description="$!КОЛЛЕКЦИЯ">&lt;/Содержание&gt;</text:placeholder></text:p>
          </table:table-cell>
        </table:table-row>
      </table:table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Сделал</text:p>
          </table:table-cell>
          <table:table-cell table:style-name="Таблица2.A1" office:value-type="string">
            <text:p text:style-name="P5"/>
          </table:table-cell>
        </table:table-row>
        <table:table-row>
          <table:table-cell table:style-name="Таблица2.A1" office:value-type="string">
            <text:p text:style-name="P2">студент:</text:p>
          </table:table-cell>
          <table:table-cell table:style-name="Таблица2.A1" office:value-type="string">
            <text:p text:style-name="P3">Микуцких Григорий Андреевич</text:p>
          </table:table-cell>
        </table:table-row>
        <table:table-row>
          <table:table-cell table:style-name="Таблица2.A1" office:value-type="string">
            <text:p text:style-name="P2">группа:</text:p>
          </table:table-cell>
          <table:table-cell table:style-name="Таблица2.A1" office:value-type="string">
            <text:p text:style-name="P3">1ПИб-02-1оп-2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3-18T15:58:39.717000000</meta:creation-date>
    <meta:generator>LibreOffice/6.3.6.2$Windows_X86_64 LibreOffice_project/2196df99b074d8a661f4036fca8fa0cbfa33a497</meta:generator>
    <dc:date>2025-03-25T17:24:28.896000000</dc:date>
    <meta:editing-duration>PT1H18M13S</meta:editing-duration>
    <meta:editing-cycles>15</meta:editing-cycles>
    <meta:document-statistic meta:table-count="2" meta:image-count="0" meta:object-count="0" meta:page-count="1" meta:paragraph-count="10" meta:word-count="18" meta:character-count="186" meta:non-whitespace-character-count="177"/>
  </office:meta>
</office:document-meta>
</file>